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  <style:text-properties fo:font-size="20pt" fo:language="pt" fo:country="BR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6pt" fo:language="pt" fo:country="BR" style:font-size-asian="16pt" style:font-size-complex="16pt"/>
    </style:style>
    <style:style style:name="P6" style:family="paragraph">
      <loext:graphic-properties draw:fill-color="#ffffff"/>
      <style:text-properties fo:font-size="16pt" fo:language="pt" fo:country="BR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language="pt" fo:country="B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, 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 análise dos indicadores educacionais brasileiros dos últimos anos não permite sensação de conforto, muito menos oferece motivos para comemorações.</text:span></text:p>
              </text:list-item>
              <text:list-item>
                <text:p text:style-name="P3"><text:span text:style-name="T2">Dados de 2015 do PISA (Programme for International Student Assessment), o desempenho dos estudantes do ensino básico no Brasil, nas três áreas avaliadas pelo programa, ciências, leitura e matemática, está abaixo da média dos estudantes em países membros da organização.</text:span></text:p>
              </text:list-item>
              <text:list-item>
                <text:p text:style-name="P3"><text:span text:style-name="T2">Dos 70 países avaliados pelo programa, considerando os resultados para a área de ciências, o Brasil posicionou-se na 63ª colocação.</text:span></text:p>
              </text:list-item>
              <text:list-item>
                <text:p text:style-name="P3"><text:span text:style-name="T2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A análise dos indicadores educacionais brasileiros dos últimos anos não permite sensação de conforto, muito menos oferece motivos para comemorações.</text:span></text:p>
              <text:p text:style-name="P5"><text:span text:style-name="T3"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span></text:p>
              <text:p text:style-name="P5"><text:span text:style-name="T3">Dos 70 países avaliados pelo programa, considerando os resultados para a área de ciências, o Brasil posicionou-se na 63ª colocação.</text:span></text:p>
              <text:p text:style-name="P5"><text:span text:style-name="T3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</draw:text-box>
          </draw:frame>
        </presentation:notes>
        <officeooo:annotation svg:x="0cm" svg:y="0cm">
          <dc:date>2018-07-14T15:26:03</dc:date>
          <text:p>A análise dos indicadores educacionais brasileiros dos últimos anos não permite sensação de conforto, muito menos oferece motivos para comemorações.</text:p>
        </officeooo:annotation>
        <officeooo:annotation svg:x="1cm" svg:y="0cm">
          <dc:date>2018-07-14T15:26:16</dc:date>
          <text:p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p>
        </officeooo:annotation>
        <officeooo:annotation svg:x="2cm" svg:y="0cm">
          <dc:date>2018-07-14T15:26:24</dc:date>
          <text:p>Dos 70 países avaliados pelo programa, considerando os resultados para a área de ciências, o Brasil posicionou-se na 63a colocação.</text:p>
        </officeooo:annotation>
        <officeooo:annotation svg:x="3cm" svg:y="0cm">
          <dc:date>2018-07-14T15:26:40</dc:date>
          <text:p>Reforçando esse mal-estar, o relatório indica que, em ciências, o valor médio de desempenho dos estudantes brasileiros tem se mantido estável, sem apresentar mudanças estatisticamente significativas, desde o início da avaliação na área, em 2006.</text:p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4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5">Mineração de Dados Educacionais</text:span></text:p>
              </text:list-item>
              <text:list-item>
                <text:p><text:span text:style-name="T4">Trabalhos Relacionados</text:span>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 Relacion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5">Mineração de Dados Educacionais</text:span></text:p>
              </text:list-item>
              <text:list-item>
                <text:p>Trabalhos Relacionados</text:p>
              </text:list-item>
              <text:list-item>
                <text:p><text:span text:style-name="T4">Materiais e Métodos</text:span>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e Méto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5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<text:span text:style-name="T4">Mineração de Dados</text:span>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eração de Dado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5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<text:span text:style-name="T4">Conclusõ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, 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8:13.776556966</meta:creation-date>
    <dc:date>2018-07-14T15:33:08.620696472</dc:date>
    <meta:editing-duration>PT5H22M25S</meta:editing-duration>
    <meta:editing-cycles>8</meta:editing-cycles>
    <meta:generator>LibreOffice/5.2.7.2$Linux_X86_64 LibreOffice_project/20m0$Build-2</meta:generator>
    <meta:document-statistic meta:object-count="149"/>
  </office:meta>
</office:document-meta>
</file>